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99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2376.18" calcext:value-type="float">
            <text:p>2376.18</text:p>
          </table:table-cell>
          <table:table-cell office:value-type="float" office:value="2494.51" calcext:value-type="float">
            <text:p>2494.51</text:p>
          </table:table-cell>
          <table:table-cell office:value-type="float" office:value="2547.01" calcext:value-type="float">
            <text:p>2547.01</text:p>
          </table:table-cell>
          <table:table-cell office:value-type="float" office:value="2786.23" calcext:value-type="float">
            <text:p>2786.23</text:p>
          </table:table-cell>
          <table:table-cell office:value-type="float" office:value="2732.05" calcext:value-type="float">
            <text:p>2732.05</text:p>
          </table:table-cell>
          <table:table-cell office:value-type="float" office:value="3754.4" calcext:value-type="float">
            <text:p>3754.4</text:p>
          </table:table-cell>
          <table:table-cell office:value-type="float" office:value="4905.42" calcext:value-type="float">
            <text:p>4905.42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5584.5" calcext:value-type="float">
            <text:p>5584.5</text:p>
          </table:table-cell>
          <table:table-cell office:value-type="float" office:value="5981.35" calcext:value-type="float">
            <text:p>5981.35</text:p>
          </table:table-cell>
          <table:table-cell office:value-type="float" office:value="6104.66" calcext:value-type="float">
            <text:p>6104.66</text:p>
          </table:table-cell>
          <table:table-cell office:value-type="float" office:value="5904.26" calcext:value-type="float">
            <text:p>5904.26</text:p>
          </table:table-cell>
          <table:table-cell office:value-type="float" office:value="6102.32" calcext:value-type="float">
            <text:p>6102.32</text:p>
          </table:table-cell>
          <table:table-cell office:value-type="float" office:value="6578.31" calcext:value-type="float">
            <text:p>6578.31</text:p>
          </table:table-cell>
          <table:table-cell office:value-type="float" office:value="7928.27" calcext:value-type="float">
            <text:p>7928.2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5197.5" calcext:value-type="float">
            <text:p>5197.5</text:p>
          </table:table-cell>
          <table:table-cell office:value-type="float" office:value="6249" calcext:value-type="float">
            <text:p>6249</text:p>
          </table:table-cell>
          <table:table-cell office:value-type="float" office:value="3082" calcext:value-type="float">
            <text:p>3082</text:p>
          </table:table-cell>
          <table:table-cell office:value-type="float" office:value="4016" calcext:value-type="float">
            <text:p>4016</text:p>
          </table:table-cell>
          <table:table-cell office:value-type="float" office:value="4439" calcext:value-type="float">
            <text:p>44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967.82" calcext:value-type="float">
            <text:p>6967.82</text:p>
          </table:table-cell>
          <table:table-cell office:value-type="float" office:value="6755.05" calcext:value-type="float">
            <text:p>6755.05</text:p>
          </table:table-cell>
          <table:table-cell office:value-type="float" office:value="6880.61" calcext:value-type="float">
            <text:p>6880.61</text:p>
          </table:table-cell>
          <table:table-cell office:value-type="float" office:value="7872.42" calcext:value-type="float">
            <text:p>7872.42</text:p>
          </table:table-cell>
          <table:table-cell office:value-type="float" office:value="7047.85" calcext:value-type="float">
            <text:p>7047.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41.8" calcext:value-type="float">
            <text:p>41.8</text:p>
          </table:table-cell>
          <table:table-cell office:value-type="float" office:value="69.95" calcext:value-type="float">
            <text:p>69.95</text:p>
          </table:table-cell>
          <table:table-cell office:value-type="float" office:value="95.46" calcext:value-type="float">
            <text:p>95.46</text:p>
          </table:table-cell>
          <table:table-cell office:value-type="float" office:value="156.29" calcext:value-type="float">
            <text:p>156.29</text:p>
          </table:table-cell>
          <table:table-cell office:value-type="float" office:value="148.17" calcext:value-type="float">
            <text:p>148.17</text:p>
          </table:table-cell>
          <table:table-cell office:value-type="float" office:value="465.18" calcext:value-type="float">
            <text:p>465.18</text:p>
          </table:table-cell>
          <table:table-cell office:value-type="float" office:value="934.04" calcext:value-type="float">
            <text:p>934.0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822.16" calcext:value-type="float">
            <text:p>822.16</text:p>
          </table:table-cell>
          <table:table-cell office:value-type="float" office:value="1059.34" calcext:value-type="float">
            <text:p>1059.34</text:p>
          </table:table-cell>
          <table:table-cell office:value-type="float" office:value="2144.91" calcext:value-type="float">
            <text:p>2144.91</text:p>
          </table:table-cell>
          <table:table-cell office:value-type="float" office:value="2804.45" calcext:value-type="float">
            <text:p>2804.45</text:p>
          </table:table-cell>
          <table:table-cell office:value-type="float" office:value="2860.77" calcext:value-type="float">
            <text:p>2860.77</text:p>
          </table:table-cell>
          <table:table-cell office:value-type="float" office:value="5442.32" calcext:value-type="float">
            <text:p>5442.32</text:p>
          </table:table-cell>
          <table:table-cell office:value-type="float" office:value="6256.38" calcext:value-type="float">
            <text:p>6256.38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6121.09" calcext:value-type="float">
            <text:p>6121.09</text:p>
          </table:table-cell>
          <table:table-cell office:value-type="float" office:value="6221.68" calcext:value-type="float">
            <text:p>6221.68</text:p>
          </table:table-cell>
          <table:table-cell office:value-type="float" office:value="5849.09" calcext:value-type="float">
            <text:p>5849.09</text:p>
          </table:table-cell>
          <table:table-cell office:value-type="float" office:value="5711.73" calcext:value-type="float">
            <text:p>5711.73</text:p>
          </table:table-cell>
          <table:table-cell office:value-type="float" office:value="6208.94" calcext:value-type="float">
            <text:p>6208.94</text:p>
          </table:table-cell>
          <table:table-cell office:value-type="float" office:value="6979.5" calcext:value-type="float">
            <text:p>6979.5</text:p>
          </table:table-cell>
          <table:table-cell table:style-name="ce3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6.93" calcext:value-type="float">
            <text:p>1156.93</text:p>
          </table:table-cell>
          <table:table-cell office:value-type="float" office:value="1351.57" calcext:value-type="float">
            <text:p>1351.57</text:p>
          </table:table-cell>
          <table:table-cell office:value-type="float" office:value="1513.39" calcext:value-type="float">
            <text:p>1513.39</text:p>
          </table:table-cell>
          <table:table-cell office:value-type="float" office:value="1688.47" calcext:value-type="float">
            <text:p>1688.47</text:p>
          </table:table-cell>
          <table:table-cell office:value-type="float" office:value="1634.44" calcext:value-type="float">
            <text:p>1634.44</text:p>
          </table:table-cell>
          <table:table-cell office:value-type="float" office:value="3037.04" calcext:value-type="float">
            <text:p>3037.04</text:p>
          </table:table-cell>
          <table:table-cell office:value-type="float" office:value="5075.25" calcext:value-type="float">
            <text:p>5075.25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29.88" calcext:value-type="float">
            <text:p>29.88</text:p>
          </table:table-cell>
          <table:table-cell office:value-type="float" office:value="52.99" calcext:value-type="float">
            <text:p>52.99</text:p>
          </table:table-cell>
          <table:table-cell office:value-type="float" office:value="71.31" calcext:value-type="float">
            <text:p>71.31</text:p>
          </table:table-cell>
          <table:table-cell office:value-type="float" office:value="112.58" calcext:value-type="float">
            <text:p>112.58</text:p>
          </table:table-cell>
          <table:table-cell office:value-type="float" office:value="103.81" calcext:value-type="float">
            <text:p>103.81</text:p>
          </table:table-cell>
          <table:table-cell office:value-type="float" office:value="295.13" calcext:value-type="float">
            <text:p>295.13</text:p>
          </table:table-cell>
          <table:table-cell office:value-type="float" office:value="629.27" calcext:value-type="float">
            <text:p>629.27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704.57" calcext:value-type="float">
            <text:p>704.57</text:p>
          </table:table-cell>
          <table:table-cell office:value-type="float" office:value="1181.31" calcext:value-type="float">
            <text:p>1181.31</text:p>
          </table:table-cell>
          <table:table-cell office:value-type="float" office:value="1810.34" calcext:value-type="float">
            <text:p>1810.34</text:p>
          </table:table-cell>
          <table:table-cell office:value-type="float" office:value="2820.53" calcext:value-type="float">
            <text:p>2820.53</text:p>
          </table:table-cell>
          <table:table-cell office:value-type="float" office:value="2825.61" calcext:value-type="float">
            <text:p>2825.61</text:p>
          </table:table-cell>
          <table:table-cell office:value-type="float" office:value="6586.72" calcext:value-type="float">
            <text:p>6586.72</text:p>
          </table:table-cell>
          <table:table-cell office:value-type="float" office:value="6977.81" calcext:value-type="float">
            <text:p>6977.81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4790.58" calcext:value-type="float">
            <text:p>4790.58</text:p>
          </table:table-cell>
          <table:table-cell office:value-type="float" office:value="4952.17" calcext:value-type="float">
            <text:p>4952.17</text:p>
          </table:table-cell>
          <table:table-cell office:value-type="float" office:value="5483" calcext:value-type="float">
            <text:p>5483</text:p>
          </table:table-cell>
          <table:table-cell office:value-type="float" office:value="5720.63" calcext:value-type="float">
            <text:p>5720.63</text:p>
          </table:table-cell>
          <table:table-cell office:value-type="float" office:value="5774.06" calcext:value-type="float">
            <text:p>5774.06</text:p>
          </table:table-cell>
          <table:table-cell office:value-type="float" office:value="6450.88" calcext:value-type="float">
            <text:p>6450.88</text:p>
          </table:table-cell>
          <table:table-cell office:value-type="float" office:value="7031" calcext:value-type="float">
            <text:p>703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60.36" calcext:value-type="float">
            <text:p>60.36</text:p>
          </table:table-cell>
          <table:table-cell office:value-type="float" office:value="96.13" calcext:value-type="float">
            <text:p>96.13</text:p>
          </table:table-cell>
          <table:table-cell office:value-type="float" office:value="133.79" calcext:value-type="float">
            <text:p>133.79</text:p>
          </table:table-cell>
          <table:table-cell office:value-type="float" office:value="209.33" calcext:value-type="float">
            <text:p>209.33</text:p>
          </table:table-cell>
          <table:table-cell office:value-type="float" office:value="197.73" calcext:value-type="float">
            <text:p>197.73</text:p>
          </table:table-cell>
          <table:table-cell office:value-type="float" office:value="565.01" calcext:value-type="float">
            <text:p>565.01</text:p>
          </table:table-cell>
          <table:table-cell office:value-type="float" office:value="1209.83" calcext:value-type="float">
            <text:p>1209.83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4843.38" calcext:value-type="float">
            <text:p>4843.38</text:p>
          </table:table-cell>
          <table:table-cell office:value-type="float" office:value="5047.65" calcext:value-type="float">
            <text:p>5047.65</text:p>
          </table:table-cell>
          <table:table-cell office:value-type="float" office:value="5183.2" calcext:value-type="float">
            <text:p>5183.2</text:p>
          </table:table-cell>
          <table:table-cell office:value-type="float" office:value="5971.34" calcext:value-type="float">
            <text:p>5971.34</text:p>
          </table:table-cell>
          <table:table-cell office:value-type="float" office:value="5663.94" calcext:value-type="float">
            <text:p>5663.94</text:p>
          </table:table-cell>
          <table:table-cell office:value-type="float" office:value="6530.6" calcext:value-type="float">
            <text:p>6530.6</text:p>
          </table:table-cell>
          <table:table-cell office:value-type="float" office:value="7226.62" calcext:value-type="float">
            <text:p>7226.62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50.18" calcext:value-type="float">
            <text:p>50.18</text:p>
          </table:table-cell>
          <table:table-cell office:value-type="float" office:value="83.65" calcext:value-type="float">
            <text:p>83.6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72.4" calcext:value-type="float">
            <text:p>172.4</text:p>
          </table:table-cell>
          <table:table-cell office:value-type="float" office:value="171.11" calcext:value-type="float">
            <text:p>171.11</text:p>
          </table:table-cell>
          <table:table-cell office:value-type="float" office:value="526.75" calcext:value-type="float">
            <text:p>526.75</text:p>
          </table:table-cell>
          <table:table-cell office:value-type="float" office:value="1145.19" calcext:value-type="float">
            <text:p>1145.19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230.45" calcext:value-type="float">
            <text:p>6230.45</text:p>
          </table:table-cell>
          <table:table-cell office:value-type="float" office:value="6410.14" calcext:value-type="float">
            <text:p>6410.14</text:p>
          </table:table-cell>
          <table:table-cell office:value-type="float" office:value="7572" calcext:value-type="float">
            <text:p>7572</text:p>
          </table:table-cell>
          <table:table-cell office:value-type="float" office:value="7573" calcext:value-type="float">
            <text:p>7573</text:p>
          </table:table-cell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62.9" calcext:value-type="float">
            <text:p>62.9</text:p>
          </table:table-cell>
          <table:table-cell office:value-type="float" office:value="97.88" calcext:value-type="float">
            <text:p>97.88</text:p>
          </table:table-cell>
          <table:table-cell office:value-type="float" office:value="135.22" calcext:value-type="float">
            <text:p>135.22</text:p>
          </table:table-cell>
          <table:table-cell office:value-type="float" office:value="202.56" calcext:value-type="float">
            <text:p>202.56</text:p>
          </table:table-cell>
          <table:table-cell office:value-type="float" office:value="189.86" calcext:value-type="float">
            <text:p>189.86</text:p>
          </table:table-cell>
          <table:table-cell office:value-type="float" office:value="653.11" calcext:value-type="float">
            <text:p>653.11</text:p>
          </table:table-cell>
          <table:table-cell office:value-type="float" office:value="1335.96" calcext:value-type="float">
            <text:p>1335.96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4838" calcext:value-type="float">
            <text:p>4838</text:p>
          </table:table-cell>
          <table:table-cell office:value-type="float" office:value="4550" calcext:value-type="float">
            <text:p>4550</text:p>
          </table:table-cell>
          <table:table-cell office:value-type="float" office:value="5367" calcext:value-type="float">
            <text:p>5367</text:p>
          </table:table-cell>
          <table:table-cell office:value-type="float" office:value="5385" calcext:value-type="float">
            <text:p>5385</text:p>
          </table:table-cell>
          <table:table-cell office:value-type="float" office:value="4742" calcext:value-type="float">
            <text:p>4742</text:p>
          </table:table-cell>
          <table:table-cell office:value-type="float" office:value="6258" calcext:value-type="float">
            <text:p>6258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8086" calcext:value-type="float">
            <text:p>8086</text:p>
          </table:table-cell>
          <table:table-cell office:value-type="float" office:value="8654" calcext:value-type="float">
            <text:p>8654</text:p>
          </table:table-cell>
          <table:table-cell office:value-type="float" office:value="8724" calcext:value-type="float">
            <text:p>8724</text:p>
          </table:table-cell>
          <table:table-cell office:value-type="float" office:value="8393" calcext:value-type="float">
            <text:p>8393</text:p>
          </table:table-cell>
          <table:table-cell office:value-type="float" office:value="8747" calcext:value-type="float">
            <text:p>8747</text:p>
          </table:table-cell>
          <table:table-cell office:value-type="float" office:value="9742" calcext:value-type="float">
            <text:p>9742</text:p>
          </table:table-cell>
          <table:table-cell office:value-type="float" office:value="9329" calcext:value-type="float">
            <text:p>9329</text:p>
          </table:table-cell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7259" calcext:value-type="float">
            <text:p>7259</text:p>
          </table:table-cell>
          <table:table-cell office:value-type="float" office:value="9428" calcext:value-type="float">
            <text:p>9428</text:p>
          </table:table-cell>
          <table:table-cell office:value-type="float" office:value="3082" calcext:value-type="float">
            <text:p>3082</text:p>
          </table:table-cell>
          <table:table-cell office:value-type="float" office:value="4016" calcext:value-type="float">
            <text:p>4016</text:p>
          </table:table-cell>
          <table:table-cell office:value-type="float" office:value="4419" calcext:value-type="float">
            <text:p>4419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9670" calcext:value-type="float">
            <text:p>9670</text:p>
          </table:table-cell>
          <table:table-cell office:value-type="float" office:value="9787" calcext:value-type="float">
            <text:p>9787</text:p>
          </table:table-cell>
          <table:table-cell office:value-type="float" office:value="9660" calcext:value-type="float">
            <text:p>9660</text:p>
          </table:table-cell>
          <table:table-cell office:value-type="float" office:value="9545" calcext:value-type="float">
            <text:p>9545</text:p>
          </table:table-cell>
          <table:table-cell office:value-type="float" office:value="9194" calcext:value-type="float">
            <text:p>91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780" calcext:value-type="float">
            <text:p>78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1446" calcext:value-type="float">
            <text:p>1446</text:p>
          </table:table-cell>
          <table:table-cell office:value-type="float" office:value="2004" calcext:value-type="float">
            <text:p>2004</text:p>
          </table:table-cell>
          <table:table-cell office:value-type="float" office:value="4553" calcext:value-type="float">
            <text:p>4553</text:p>
          </table:table-cell>
          <table:table-cell office:value-type="float" office:value="5445" calcext:value-type="float">
            <text:p>5445</text:p>
          </table:table-cell>
          <table:table-cell office:value-type="float" office:value="5189" calcext:value-type="float">
            <text:p>5189</text:p>
          </table:table-cell>
          <table:table-cell office:value-type="float" office:value="8934" calcext:value-type="float">
            <text:p>8934</text:p>
          </table:table-cell>
          <table:table-cell office:value-type="float" office:value="9498" calcext:value-type="float">
            <text:p>9498</text:p>
          </table:table-cell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9464" calcext:value-type="float">
            <text:p>9464</text:p>
          </table:table-cell>
          <table:table-cell office:value-type="float" office:value="9573" calcext:value-type="float">
            <text:p>9573</text:p>
          </table:table-cell>
          <table:table-cell office:value-type="float" office:value="9597" calcext:value-type="float">
            <text:p>9597</text:p>
          </table:table-cell>
          <table:table-cell office:value-type="float" office:value="9475" calcext:value-type="float">
            <text:p>9475</text:p>
          </table:table-cell>
          <table:table-cell office:value-type="float" office:value="9679" calcext:value-type="float">
            <text:p>9679</text:p>
          </table:table-cell>
          <table:table-cell office:value-type="float" office:value="9365" calcext:value-type="float">
            <text:p>9365</text:p>
          </table:table-cell>
          <table:table-cell table:style-name="ce3"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895" calcext:value-type="float">
            <text:p>1895</text:p>
          </table:table-cell>
          <table:table-cell office:value-type="float" office:value="2215" calcext:value-type="float">
            <text:p>2215</text:p>
          </table:table-cell>
          <table:table-cell office:value-type="float" office:value="2388" calcext:value-type="float">
            <text:p>2388</text:p>
          </table:table-cell>
          <table:table-cell office:value-type="float" office:value="2668" calcext:value-type="float">
            <text:p>2668</text:p>
          </table:table-cell>
          <table:table-cell office:value-type="float" office:value="2546" calcext:value-type="float">
            <text:p>2546</text:p>
          </table:table-cell>
          <table:table-cell office:value-type="float" office:value="4438" calcext:value-type="float">
            <text:p>4438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434" calcext:value-type="float">
            <text:p>43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1165" calcext:value-type="float">
            <text:p>1165</text:p>
          </table:table-cell>
          <table:table-cell office:value-type="float" office:value="1997" calcext:value-type="float">
            <text:p>1997</text:p>
          </table:table-cell>
          <table:table-cell office:value-type="float" office:value="3056" calcext:value-type="float">
            <text:p>3056</text:p>
          </table:table-cell>
          <table:table-cell office:value-type="float" office:value="4514" calcext:value-type="float">
            <text:p>4514</text:p>
          </table:table-cell>
          <table:table-cell office:value-type="float" office:value="4823" calcext:value-type="float">
            <text:p>4823</text:p>
          </table:table-cell>
          <table:table-cell office:value-type="float" office:value="9461" calcext:value-type="float">
            <text:p>9461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8647" calcext:value-type="float">
            <text:p>8647</text:p>
          </table:table-cell>
          <table:table-cell office:value-type="float" office:value="8401" calcext:value-type="float">
            <text:p>8401</text:p>
          </table:table-cell>
          <table:table-cell office:value-type="float" office:value="9449" calcext:value-type="float">
            <text:p>9449</text:p>
          </table:table-cell>
          <table:table-cell office:value-type="float" office:value="9272" calcext:value-type="float">
            <text:p>9272</text:p>
          </table:table-cell>
          <table:table-cell office:value-type="float" office:value="9078" calcext:value-type="float">
            <text:p>9078</text:p>
          </table:table-cell>
          <table:table-cell office:value-type="float" office:value="8998" calcext:value-type="float">
            <text:p>8998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office:value-type="float" office:value="835" calcext:value-type="float">
            <text:p>835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8730" calcext:value-type="float">
            <text:p>8730</text:p>
          </table:table-cell>
          <table:table-cell office:value-type="float" office:value="9003" calcext:value-type="float">
            <text:p>9003</text:p>
          </table:table-cell>
          <table:table-cell office:value-type="float" office:value="8855" calcext:value-type="float">
            <text:p>8855</text:p>
          </table:table-cell>
          <table:table-cell office:value-type="float" office:value="9298" calcext:value-type="float">
            <text:p>9298</text:p>
          </table:table-cell>
          <table:table-cell office:value-type="float" office:value="9056" calcext:value-type="float">
            <text:p>9056</text:p>
          </table:table-cell>
          <table:table-cell office:value-type="float" office:value="9584" calcext:value-type="float">
            <text:p>9584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191" calcext:value-type="float">
            <text:p>191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860" calcext:value-type="float">
            <text:p>860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9231" calcext:value-type="float">
            <text:p>9231</text:p>
          </table:table-cell>
          <table:table-cell office:value-type="float" office:value="8910" calcext:value-type="float">
            <text:p>8910</text:p>
          </table:table-cell>
          <table:table-cell office:value-type="float" office:value="9589" calcext:value-type="float">
            <text:p>9589</text:p>
          </table:table-cell>
          <table:table-cell office:value-type="float" office:value="7573" calcext:value-type="float">
            <text:p>7573</text:p>
          </table:table-cell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float" office:value="307" calcext:value-type="float">
            <text:p>307</text:p>
          </table:table-cell>
          <table:table-cell office:value-type="float" office:value="287" calcext:value-type="float">
            <text:p>287</text:p>
          </table:table-cell>
          <table:table-cell office:value-type="float" office:value="1003" calcext:value-type="float">
            <text:p>1003</text:p>
          </table:table-cell>
          <table:table-cell office:value-type="float" office:value="2063" calcext:value-type="float">
            <text:p>2063</text:p>
          </table:table-cell>
        </table:table-row>
      </table:table>
      <table:table table:name="Relative Timeouts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-cta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table:style-name="ce3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1:14:45.530759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26T23:10:29.208055460</meta:creation-date>
    <dc:date>2021-06-30T21:17:00.546400851</dc:date>
    <dc:creator>Julian Rojas</dc:creator>
    <meta:editing-duration>PT5H51M5S</meta:editing-duration>
    <meta:editing-cycles>15</meta:editing-cycles>
    <meta:generator>LibreOffice/6.4.7.2$Linux_X86_64 LibreOffice_project/40$Build-2</meta:generator>
    <meta:document-statistic meta:table-count="3" meta:cell-count="423" meta:object-count="0"/>
  </office:meta>
</office:document-meta>
</file>